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language="fr" fo:country="FR" style:font-size-asian="13pt" style:font-size-complex="13pt"/>
    </style:style>
    <style:style style:name="P2" style:family="paragraph" style:parent-style-name="Standard">
      <style:text-properties fo:font-size="13pt" fo:language="fr" fo:country="FR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color="#c5000b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c5000b" fo:font-size="13pt" fo:language="fr" fo:country="FR" style:font-size-asian="13pt" style:font-size-complex="13pt"/>
    </style:style>
    <style:style style:name="P7" style:family="paragraph" style:parent-style-name="Standard">
      <style:text-properties fo:font-size="13pt" fo:language="fr" fo:country="FR" style:font-size-asian="13pt" style:font-size-complex="13pt"/>
    </style:style>
    <style:style style:name="P8" style:family="paragraph" style:parent-style-name="Standard">
      <style:text-properties fo:font-size="13pt" fo:language="fr" fo:country="FR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language="fr" fo:country="FR" style:text-underline-style="solid" style:text-underline-width="auto" style:text-underline-color="font-color" style:font-size-asian="13pt" style:font-size-complex="13pt"/>
    </style:style>
    <style:style style:name="P11" style:family="paragraph" style:parent-style-name="Standard">
      <style:text-properties fo:color="#579d1c" fo:font-size="13pt" fo:language="fr" fo:country="FR" fo:background-color="transparent" style:font-size-asian="13pt" style:font-size-complex="13pt"/>
    </style:style>
    <style:style style:name="P12" style:family="paragraph" style:parent-style-name="Standard">
      <style:text-properties fo:color="#579d1c" fo:font-size="13pt" fo:language="fr" fo:country="FR" style:text-underline-style="solid" style:text-underline-width="auto" style:text-underline-color="font-color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ECIFICATION DE LA BASE DE DONNEES</text:p>
      <text:p text:style-name="P4"/>
      <text:p text:style-name="P2">Badge :</text:p>
      <text:p text:style-name="P1">int Numero, NiveauPile (pile faible), IntervalEmission, Précision (mouvement), tempsPasséActif, état</text:p>
      <text:p text:style-name="P1"/>
      <text:p text:style-name="P2">Lecteur :</text:p>
      <text:p text:style-name="P1">Numero, IP, IpServeur, Localisation, estConnecté, port, détectionMax</text:p>
      <text:p text:style-name="P1"><text:s/></text:p>
      <text:p text:style-name="P2">Personne :</text:p>
      <text:p text:style-name="P1">Nom, Prénom, Société, débutMission, finMission</text:p>
      <text:p text:style-name="P1"/>
      <text:p text:style-name="P2">Administrateur :</text:p>
      <text:p text:style-name="P1">Identifiant, MotDePasse, IdPersonne</text:p>
      <text:p text:style-name="P1"/>
      <text:p text:style-name="P2">HistoriqueConnexion :</text:p>
      <text:p text:style-name="P1">IdPersonne, dateHeureConnexion</text:p>
      <text:p text:style-name="P9"/>
      <text:p text:style-name="P9"/>
      <text:p text:style-name="P8">Badge-Personne ?? :</text:p>
      <text:p text:style-name="P9">[ IdBadge, IdPersonne ] Unique</text:p>
      <text:p text:style-name="P1"/>
      <text:p text:style-name="P5">Si on change d'image, on doit changer le code :</text:p>
      <text:p text:style-name="P6">→ il faut éviter cela</text:p>
      <text:p text:style-name="P6">→ trouver une méthode permettant de faire la correspondance entre un lieu réel et sa représentation sur l'IHM.</text:p>
      <text:p text:style-name="P5">Solution :</text:p>
      <text:p text:style-name="P6">1- Utiliser comme repère les numéros des prises femelles ethernet</text:p>
      <text:p text:style-name="P6">2- Utiliser des noms de codes</text:p>
      <text:p text:style-name="P1"/>
      <text:p text:style-name="P1"/>
      <text:p text:style-name="P11">Idées pour les années suivantes : </text:p>
      <text:p text:style-name="P11"/>
      <text:p text:style-name="P11">Suivre l'âge des lecteurs et des badges (tiens, il ne marche plus, ah bha oui, ça fait 90 ans qu'il fonctionne).</text:p>
      <text:p text:style-name="P11"/>
      <text:p text:style-name="P11"/>
      <text:p text:style-name="P12">Image-Secteur :</text:p>
      <text:p text:style-name="P11">IdSecteur, x1y1, x2y2, Url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1T18:48:35.19</meta:creation-date>
    <dc:date>2013-01-28T17:53:07</dc:date>
    <meta:editing-duration>PT3H8M17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1" meta:paragraph-count="24" meta:word-count="135" meta:character-count="901"/>
  </office:meta>
</office:document-meta>
</file>